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80000048E8E9516BC.jpg"/>
  <manifest:file-entry manifest:media-type="image/jpeg" manifest:full-path="Pictures/10000000000002DD000002EB73A1F6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61cm" svg:height="15.24cm" svg:x="0.041cm" svg:y="0.029cm">
          <draw:image xlink:href="Pictures/10000000000002DD000002EB73A1F62F.jpg" xlink:type="simple" xlink:show="embed" xlink:actuate="onLoad">
            <text:p/>
          </draw:image>
        </draw:frame>
        <draw:frame draw:style-name="gr1" draw:text-style-name="P1" draw:layer="layout" svg:width="13.691cm" svg:height="16.51cm" svg:x="14.195cm" svg:y="4.975cm">
          <draw:image xlink:href="Pictures/10000000000003C80000048E8E9516B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ikai </meta:initial-creator>
    <meta:creation-date>2010-11-17T09:33:55</meta:creation-date>
    <dc:date>2010-11-17T10:06:14</dc:date>
    <dc:creator>kaikai </dc:creator>
    <meta:editing-duration>PT00H10M39S</meta:editing-duration>
    <meta:editing-cycles>3</meta:editing-cycles>
    <meta:generator>OpenOffice.org/3.2$Linux OpenOffice.org_project/320m19$Build-9505</meta:generator>
    <meta:document-statistic meta:object-count="2"/>
  </office:meta>
</office:document-meta>
</file>